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59cm" table:align="left"/>
    </style:style>
    <style:style style:name="Table1.A" style:family="table-column">
      <style:table-column-properties style:column-width="3.988cm"/>
    </style:style>
    <style:style style:name="Table1.B" style:family="table-column">
      <style:table-column-properties style:column-width="1.293cm"/>
    </style:style>
    <style:style style:name="Table1.C" style:family="table-column">
      <style:table-column-properties style:column-width="3.711cm"/>
    </style:style>
    <style:style style:name="Table1.D" style:family="table-column">
      <style:table-column-properties style:column-width="4.41cm"/>
    </style:style>
    <style:style style:name="Table1.E" style:family="table-column">
      <style:table-column-properties style:column-width="6.18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247cm" table:align="left"/>
    </style:style>
    <style:style style:name="Table2.A" style:family="table-column">
      <style:table-column-properties style:column-width="4.681cm"/>
    </style:style>
    <style:style style:name="Table2.B" style:family="table-column">
      <style:table-column-properties style:column-width="12.56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9.59cm" table:align="left"/>
    </style:style>
    <style:style style:name="Table3.A" style:family="table-column">
      <style:table-column-properties style:column-width="4.297cm"/>
    </style:style>
    <style:style style:name="Table3.B" style:family="table-column">
      <style:table-column-properties style:column-width="5.838cm"/>
    </style:style>
    <style:style style:name="Table3.C" style:family="table-column">
      <style:table-column-properties style:column-width="3.614cm"/>
    </style:style>
    <style:style style:name="Table3.D" style:family="table-column">
      <style:table-column-properties style:column-width="5.8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9.59cm" table:align="left"/>
    </style:style>
    <style:style style:name="Table4.A" style:family="table-column">
      <style:table-column-properties style:column-width="4.145cm"/>
    </style:style>
    <style:style style:name="Table4.B" style:family="table-column">
      <style:table-column-properties style:column-width="4.985cm"/>
    </style:style>
    <style:style style:name="Table4.C" style:family="table-column">
      <style:table-column-properties style:column-width="2.988cm"/>
    </style:style>
    <style:style style:name="Table4.D" style:family="table-column">
      <style:table-column-properties style:column-width="4.105cm"/>
    </style:style>
    <style:style style:name="Table4.E" style:family="table-column">
      <style:table-column-properties style:column-width="3.36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8.782cm" table:align="left"/>
    </style:style>
    <style:style style:name="Table5.A" style:family="table-column">
      <style:table-column-properties style:column-width="3.027cm"/>
    </style:style>
    <style:style style:name="Table5.B" style:family="table-column">
      <style:table-column-properties style:column-width="13.289cm"/>
    </style:style>
    <style:style style:name="Table5.C" style:family="table-column">
      <style:table-column-properties style:column-width="2.46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8.313cm" table:align="left"/>
    </style:style>
    <style:style style:name="Table6.A" style:family="table-column">
      <style:table-column-properties style:column-width="5.41cm"/>
    </style:style>
    <style:style style:name="Table6.B" style:family="table-column">
      <style:table-column-properties style:column-width="12.903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3">
      <style:paragraph-properties fo:text-align="start" style:justify-single-word="false"/>
    </style:style>
    <style:style style:name="P5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Horizontal_20_Line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Horizontal_20_Line">
      <style:text-properties fo:font-size="12pt" officeooo:paragraph-rsid="001c9085" style:font-size-asian="12pt" style:font-size-complex="12pt"/>
    </style:style>
    <style:style style:name="P8" style:family="paragraph" style:parent-style-name="Horizontal_20_Line"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1c9085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Heading"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1c9085"/>
    </style:style>
    <style:style style:name="P19" style:family="paragraph" style:parent-style-name="Text_20_body" style:list-style-name="L19">
      <style:paragraph-properties fo:text-align="justify" style:justify-single-word="false"/>
    </style:style>
    <style:style style:name="P20" style:family="paragraph" style:parent-style-name="Text_20_body" style:list-style-name="L20">
      <style:paragraph-properties fo:text-align="justify" style:justify-single-word="false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 style:list-style-name="L1">
      <style:paragraph-properties fo:text-align="start" style:justify-single-word="false"/>
    </style:style>
    <style:style style:name="P23" style:family="paragraph" style:parent-style-name="Text_20_body" style:list-style-name="L2">
      <style:paragraph-properties fo:text-align="start" style:justify-single-word="false"/>
    </style:style>
    <style:style style:name="P24" style:family="paragraph" style:parent-style-name="Text_20_body" style:list-style-name="L3">
      <style:paragraph-properties fo:text-align="start" style:justify-single-word="false"/>
    </style:style>
    <style:style style:name="P25" style:family="paragraph" style:parent-style-name="Text_20_body" style:list-style-name="L4">
      <style:paragraph-properties fo:text-align="start" style:justify-single-word="false"/>
    </style:style>
    <style:style style:name="P26" style:family="paragraph" style:parent-style-name="Text_20_body" style:list-style-name="L5">
      <style:paragraph-properties fo:text-align="start" style:justify-single-word="false"/>
    </style:style>
    <style:style style:name="P27" style:family="paragraph" style:parent-style-name="Text_20_body" style:list-style-name="L6">
      <style:paragraph-properties fo:text-align="start" style:justify-single-word="false"/>
    </style:style>
    <style:style style:name="P28" style:family="paragraph" style:parent-style-name="Text_20_body" style:list-style-name="L7">
      <style:paragraph-properties fo:text-align="start" style:justify-single-word="false"/>
    </style:style>
    <style:style style:name="P29" style:family="paragraph" style:parent-style-name="Text_20_body" style:list-style-name="L8">
      <style:paragraph-properties fo:text-align="start" style:justify-single-word="false"/>
    </style:style>
    <style:style style:name="P30" style:family="paragraph" style:parent-style-name="Text_20_body" style:list-style-name="L9">
      <style:paragraph-properties fo:text-align="start" style:justify-single-word="false"/>
    </style:style>
    <style:style style:name="P31" style:family="paragraph" style:parent-style-name="Text_20_body" style:list-style-name="L10">
      <style:paragraph-properties fo:text-align="start" style:justify-single-word="false"/>
    </style:style>
    <style:style style:name="P32" style:family="paragraph" style:parent-style-name="Text_20_body" style:list-style-name="L11">
      <style:paragraph-properties fo:text-align="start" style:justify-single-word="false"/>
    </style:style>
    <style:style style:name="P33" style:family="paragraph" style:parent-style-name="Text_20_body">
      <style:paragraph-properties fo:text-align="start" style:justify-single-word="false"/>
      <style:text-properties officeooo:paragraph-rsid="001c9085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1"/>
    <style:style style:name="P37" style:family="paragraph" style:parent-style-name="Text_20_body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38" style:family="paragraph" style:parent-style-name="Text_20_body" style:list-style-name="L6">
      <style:paragraph-properties fo:text-align="start" style:justify-single-word="false"/>
      <style:text-properties fo:font-size="12pt" style:font-size-asian="12pt" style:font-size-complex="12pt"/>
    </style:style>
    <style:style style:name="P39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officeooo:paragraph-rsid="001c9085" style:font-size-asian="12pt" style:font-size-complex="12pt"/>
    </style:style>
    <style:style style:name="P41" style:family="paragraph" style:parent-style-name="Text_20_body" style:list-style-name="L12">
      <style:text-properties fo:font-size="12pt" style:font-size-asian="12pt" style:font-size-complex="12pt"/>
    </style:style>
    <style:style style:name="P42" style:family="paragraph" style:parent-style-name="Text_20_body" style:list-style-name="L13">
      <style:text-properties fo:font-size="12pt" style:font-size-asian="12pt" style:font-size-complex="12pt"/>
    </style:style>
    <style:style style:name="P43" style:family="paragraph" style:parent-style-name="Text_20_body" style:list-style-name="L14">
      <style:text-properties fo:font-size="12pt" style:font-size-asian="12pt" style:font-size-complex="12pt"/>
    </style:style>
    <style:style style:name="P44" style:family="paragraph" style:parent-style-name="Text_20_body" style:list-style-name="L15">
      <style:text-properties fo:font-size="12pt" style:font-size-asian="12pt" style:font-size-complex="12pt"/>
    </style:style>
    <style:style style:name="P45" style:family="paragraph" style:parent-style-name="Text_20_body" style:list-style-name="L16">
      <style:text-properties fo:font-size="12pt" style:font-size-asian="12pt" style:font-size-complex="12pt"/>
    </style:style>
    <style:style style:name="P46" style:family="paragraph" style:parent-style-name="Text_20_body" style:list-style-name="L17">
      <style:text-properties fo:font-size="12pt" style:font-size-asian="12pt" style:font-size-complex="12pt"/>
    </style:style>
    <style:style style:name="P47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08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c9085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3">🔹 1. </text:span><text:span text:style-name="Strong_20_Emphasis"><text:span text:style-name="T3">Regiões (Regions)</text:span></text:span></text:h>
      <text:p text:style-name="P21"><text:span text:style-name="Strong_20_Emphasis"><text:span text:style-name="T3">O que são?</text:span></text:span><text:span text:style-name="T3"><text:line-break/>São áreas geográficas </text:span><text:span text:style-name="Strong_20_Emphasis"><text:span text:style-name="T3">separadas fisicamente</text:span></text:span><text:span text:style-name="T3">, compostas por vários datacenters da AWS.</text:span></text:p>
      <text:p text:style-name="P21"><text:span text:style-name="Strong_20_Emphasis"><text:span text:style-name="T3">Exemplos:</text:span></text:span></text:p>
      <text:list text:style-name="L1">
        <text:list-item>
          <text:p text:style-name="P22"><text:span text:style-name="Source_20_Text"><text:span text:style-name="T3">us-east-1</text:span></text:span><text:span text:style-name="T3"> → Virgínia do Norte (EUA)</text:span></text:p>
        </text:list-item>
        <text:list-item>
          <text:p text:style-name="P22"><text:span text:style-name="Source_20_Text"><text:span text:style-name="T3">sa-east-1</text:span></text:span><text:span text:style-name="T3"> → São Paulo (Brasil)</text:span></text:p>
        </text:list-item>
        <text:list-item>
          <text:p text:style-name="P22"><text:span text:style-name="Source_20_Text"><text:span text:style-name="T3">eu-west-1</text:span></text:span><text:span text:style-name="T3"> → Irlanda</text:span></text:p>
        </text:list-item>
      </text:list>
      <text:p text:style-name="P21"><text:span text:style-name="Strong_20_Emphasis"><text:span text:style-name="T3">Características:</text:span></text:span></text:p>
      <text:list text:style-name="L2">
        <text:list-item>
          <text:p text:style-name="P23"><text:span text:style-name="T3">Totalmente </text:span><text:span text:style-name="Strong_20_Emphasis"><text:span text:style-name="T3">isoladas</text:span></text:span><text:span text:style-name="T3"> umas das outras.</text:span></text:p>
        </text:list-item>
        <text:list-item>
          <text:p text:style-name="P23"><text:span text:style-name="T3">Escolha de região afeta </text:span><text:span text:style-name="Strong_20_Emphasis"><text:span text:style-name="T3">latência, conformidade legal</text:span></text:span><text:span text:style-name="T3">, e </text:span><text:span text:style-name="Strong_20_Emphasis"><text:span text:style-name="T3">preços</text:span></text:span><text:span text:style-name="T3">.</text:span></text:p>
        </text:list-item>
        <text:list-item>
          <text:p text:style-name="P23"><text:span text:style-name="T3">Você </text:span><text:span text:style-name="Strong_20_Emphasis"><text:span text:style-name="T3">escolhe a região</text:span></text:span><text:span text:style-name="T3"> ao criar recursos (EC2, S3, RDS etc).</text:span></text:p>
        </text:list-item>
      </text:list>
      <text:p text:style-name="P6"/>
      <text:h text:style-name="P4" text:outline-level="3"><text:span text:style-name="T3">🔸 2. </text:span><text:span text:style-name="Strong_20_Emphasis"><text:span text:style-name="T3">Zonas de Disponibilidade (Availability Zones – AZs)</text:span></text:span></text:h>
      <text:p text:style-name="P21"><text:span text:style-name="Strong_20_Emphasis"><text:span text:style-name="T3">O que são?</text:span></text:span><text:span text:style-name="T3"><text:line-break/>São </text:span><text:span text:style-name="Strong_20_Emphasis"><text:span text:style-name="T3">data centers independentes</text:span></text:span><text:span text:style-name="T3"> dentro de uma região, conectados com links de baixa latência.</text:span></text:p>
      <text:p text:style-name="P21"><text:span text:style-name="Strong_20_Emphasis"><text:span text:style-name="T3">Exemplos:</text:span></text:span></text:p>
      <text:list text:style-name="L3">
        <text:list-item>
          <text:p text:style-name="P24"><text:span text:style-name="Source_20_Text"><text:span text:style-name="T3">us-east-1a</text:span></text:span><text:span text:style-name="T3">, </text:span><text:span text:style-name="Source_20_Text"><text:span text:style-name="T3">us-east-1b</text:span></text:span><text:span text:style-name="T3">, </text:span><text:span text:style-name="Source_20_Text"><text:span text:style-name="T3">us-east-1c</text:span></text:span><text:span text:style-name="T3"> → São AZs da região </text:span><text:span text:style-name="Source_20_Text"><text:span text:style-name="T3">us-east-1</text:span></text:span></text:p>
        </text:list-item>
        <text:list-item>
          <text:p text:style-name="P24"><text:span text:style-name="Source_20_Text"><text:span text:style-name="T3">sa-east-1a</text:span></text:span><text:span text:style-name="T3">, </text:span><text:span text:style-name="Source_20_Text"><text:span text:style-name="T3">sa-east-1b</text:span></text:span><text:span text:style-name="T3"> → São Paulo tem 2 AZs</text:span></text:p>
        </text:list-item>
      </text:list>
      <text:p text:style-name="P21"><text:span text:style-name="Strong_20_Emphasis"><text:span text:style-name="T3">Características:</text:span></text:span></text:p>
      <text:list text:style-name="L4">
        <text:list-item>
          <text:p text:style-name="P37">Alta disponibilidade: cada AZ tem energia, refrigeração e rede próprias.</text:p>
        </text:list-item>
        <text:list-item>
          <text:p text:style-name="P25"><text:span text:style-name="T3">Você pode implantar sua aplicação em múltiplas AZs para </text:span><text:span text:style-name="Strong_20_Emphasis"><text:span text:style-name="T3">resiliência</text:span></text:span><text:span text:style-name="T3">.</text:span></text:p>
        </text:list-item>
        <text:list-item>
          <text:p text:style-name="P37">Recursos como EC2, RDS e ELB podem usar várias AZs.</text:p>
        </text:list-item>
      </text:list>
      <text:p text:style-name="P6"/>
      <text:h text:style-name="P4" text:outline-level="3"><text:span text:style-name="T3">🔸 3. </text:span><text:span text:style-name="Strong_20_Emphasis"><text:span text:style-name="T3">Zonas Locais (Local Zones)</text:span></text:span></text:h>
      <text:p text:style-name="P21"><text:span text:style-name="Strong_20_Emphasis"><text:span text:style-name="T3">O que são?</text:span></text:span><text:span text:style-name="T3"><text:line-break/>Extensões </text:span><text:span text:style-name="Strong_20_Emphasis"><text:span text:style-name="T3">físicas da AWS</text:span></text:span><text:span text:style-name="T3"> </text:span><text:span text:style-name="Strong_20_Emphasis"><text:span text:style-name="T3">fora da região principal</text:span></text:span><text:span text:style-name="T3">, mas </text:span><text:span text:style-name="Strong_20_Emphasis"><text:span text:style-name="T3">mais próximas do usuário final</text:span></text:span><text:span text:style-name="T3">, com </text:span><text:span text:style-name="Strong_20_Emphasis"><text:span text:style-name="T3">baixa latência</text:span></text:span><text:span text:style-name="T3">.</text:span></text:p>
      <text:p text:style-name="P21"><text:span text:style-name="Strong_20_Emphasis"><text:span text:style-name="T3">Exemplos:</text:span></text:span></text:p>
      <text:list text:style-name="L5">
        <text:list-item>
          <text:p text:style-name="P26"><text:span text:style-name="Source_20_Text"><text:span text:style-name="T3">us-west-2-lax-1a</text:span></text:span><text:span text:style-name="T3"> → Los Angeles, associada à região Oregon (</text:span><text:span text:style-name="Source_20_Text"><text:span text:style-name="T3">us-west-2</text:span></text:span><text:span text:style-name="T3">)</text:span></text:p>
        </text:list-item>
        <text:list-item>
          <text:p text:style-name="P26"><text:span text:style-name="Source_20_Text"><text:span text:style-name="T3">sa-east-1-rio-1a</text:span></text:span><text:span text:style-name="T3"> → Rio de Janeiro (ligada à região São Paulo)</text:span></text:p>
        </text:list-item>
      </text:list>
      <text:p text:style-name="P21"><text:span text:style-name="Strong_20_Emphasis"><text:span text:style-name="T3">Características:</text:span></text:span></text:p>
      <text:list text:style-name="L6">
        <text:list-item>
          <text:p text:style-name="P38">Permitem que cargas sensíveis à latência (como jogos, realidade aumentada, streaming) sejam executadas perto dos usuários.</text:p>
        </text:list-item>
        <text:list-item>
          <text:p text:style-name="P27"><text:soft-page-break/><text:span text:style-name="T3">São </text:span><text:span text:style-name="Strong_20_Emphasis"><text:span text:style-name="T3">opcionais</text:span></text:span><text:span text:style-name="T3"> e precisam ser </text:span><text:span text:style-name="Strong_20_Emphasis"><text:span text:style-name="T3">habilitadas manualmente</text:span></text:span><text:span text:style-name="T3"> na conta.</text:span></text:p>
        </text:list-item>
        <text:list-item>
          <text:p text:style-name="P27"><text:span text:style-name="T3">Ideal para workloads que precisam estar </text:span><text:span text:style-name="Strong_20_Emphasis"><text:span text:style-name="T3">fisicamente próximas</text:span></text:span><text:span text:style-name="T3"> de grandes cidades.</text:span></text:p>
        </text:list-item>
      </text:list>
      <text:p text:style-name="P6"/>
      <text:h text:style-name="P5" text:outline-level="3">🧠 Comparando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5">Conceito</text:p>
            </table:table-cell>
            <table:table-cell table:style-name="Table1.A1" office:value-type="string">
              <text:p text:style-name="P15">Nível</text:p>
            </table:table-cell>
            <table:table-cell table:style-name="Table1.A1" office:value-type="string">
              <text:p text:style-name="P15">Localização</text:p>
            </table:table-cell>
            <table:table-cell table:style-name="Table1.A1" office:value-type="string">
              <text:p text:style-name="P15">Exemplo</text:p>
            </table:table-cell>
            <table:table-cell table:style-name="Table1.A1" office:value-type="string">
              <text:p text:style-name="P15">Uso principal</text:p>
            </table:table-cell>
          </table:table-row>
        </table:table-header-rows>
        <table:table-row>
          <table:table-cell table:style-name="Table1.A1" office:value-type="string">
            <text:p text:style-name="P13">Região</text:p>
          </table:table-cell>
          <table:table-cell table:style-name="Table1.A1" office:value-type="string">
            <text:p text:style-name="P13">Macro</text:p>
          </table:table-cell>
          <table:table-cell table:style-name="Table1.A1" office:value-type="string">
            <text:p text:style-name="P13">País ou continente</text:p>
          </table:table-cell>
          <table:table-cell table:style-name="Table1.A1" office:value-type="string">
            <text:p text:style-name="P12"><text:span text:style-name="Source_20_Text"><text:span text:style-name="T3">sa-east-1</text:span></text:span><text:span text:style-name="T3"> (São Paulo)</text:span></text:p>
          </table:table-cell>
          <table:table-cell table:style-name="Table1.A1" office:value-type="string">
            <text:p text:style-name="P13">Escolha global de onde implantar recursos</text:p>
          </table:table-cell>
        </table:table-row>
        <table:table-row>
          <table:table-cell table:style-name="Table1.A1" office:value-type="string">
            <text:p text:style-name="P13">Zona de Disponibilidade</text:p>
          </table:table-cell>
          <table:table-cell table:style-name="Table1.A1" office:value-type="string">
            <text:p text:style-name="P13">Médio</text:p>
          </table:table-cell>
          <table:table-cell table:style-name="Table1.A1" office:value-type="string">
            <text:p text:style-name="P13">Dentro de uma região</text:p>
          </table:table-cell>
          <table:table-cell table:style-name="Table1.A1" office:value-type="string">
            <text:p text:style-name="P12"><text:span text:style-name="Source_20_Text"><text:span text:style-name="T3">sa-east-1a</text:span></text:span><text:span text:style-name="T3">, </text:span><text:span text:style-name="Source_20_Text"><text:span text:style-name="T3">1b</text:span></text:span></text:p>
          </table:table-cell>
          <table:table-cell table:style-name="Table1.A1" office:value-type="string">
            <text:p text:style-name="P13">Alta disponibilidade e tolerância a falhas</text:p>
          </table:table-cell>
        </table:table-row>
        <table:table-row>
          <table:table-cell table:style-name="Table1.A1" office:value-type="string">
            <text:p text:style-name="P13">Zona Local</text:p>
          </table:table-cell>
          <table:table-cell table:style-name="Table1.A1" office:value-type="string">
            <text:p text:style-name="P13">Micro</text:p>
          </table:table-cell>
          <table:table-cell table:style-name="Table1.A1" office:value-type="string">
            <text:p text:style-name="P13">Fora da região principal</text:p>
          </table:table-cell>
          <table:table-cell table:style-name="Table1.A1" office:value-type="string">
            <text:p text:style-name="P12"><text:span text:style-name="Source_20_Text"><text:span text:style-name="T3">sa-east-1-rio-1a</text:span></text:span><text:span text:style-name="T3"> (Rio)</text:span></text:p>
          </table:table-cell>
          <table:table-cell table:style-name="Table1.A1" office:value-type="string">
            <text:p text:style-name="P13">Baixa latência, aplicações sensíveis</text:p>
          </table:table-cell>
        </table:table-row>
      </table:table>
      <text:p text:style-name="P9"><text:tab/></text:p>
      <text:h text:style-name="P5" text:outline-level="3">✅ Resumo prático</text:h>
      <text:list text:style-name="L7">
        <text:list-item>
          <text:p text:style-name="P28"><text:span text:style-name="T3">Você </text:span><text:span text:style-name="Strong_20_Emphasis"><text:span text:style-name="T3">escolhe a região</text:span></text:span><text:span text:style-name="T3"> ao iniciar um projeto.</text:span></text:p>
        </text:list-item>
        <text:list-item>
          <text:p text:style-name="P28"><text:span text:style-name="T3">Dentro dela, pode usar </text:span><text:span text:style-name="Strong_20_Emphasis"><text:span text:style-name="T3">várias AZs</text:span></text:span><text:span text:style-name="T3"> para alta disponibilidade.</text:span></text:p>
        </text:list-item>
        <text:list-item>
          <text:p text:style-name="P28"><text:span text:style-name="T3">Se precisar </text:span><text:span text:style-name="Strong_20_Emphasis"><text:span text:style-name="T3">baixa latência local</text:span></text:span><text:span text:style-name="T3">, pode ativar uma </text:span><text:span text:style-name="Strong_20_Emphasis"><text:span text:style-name="T3">zona local</text:span></text:span><text:span text:style-name="T3">.</text:span></text:p>
        </text:list-item>
      </text:list>
      <text:p text:style-name="P9"/>
      <text:h text:style-name="P4" text:outline-level="3"><text:span text:style-name="T3">🔹 4. </text:span><text:span text:style-name="Strong_20_Emphasis"><text:span text:style-name="T3">Locais de Borda (Edge Locations)</text:span></text:span></text:h>
      <text:p text:style-name="P33"><text:span text:style-name="Strong_20_Emphasis"><text:span text:style-name="T3">O que são?</text:span></text:span></text:p>
      <text:p text:style-name="P18"><text:span text:style-name="T3"><text:line-break/><text:tab/>São </text:span><text:span text:style-name="Strong_20_Emphasis"><text:span text:style-name="T3">pontos de presença</text:span></text:span><text:span text:style-name="T3"> da AWS em centenas de cidades ao redor do mundo, usados principalmente por serviços que precisam de </text:span><text:span text:style-name="Strong_20_Emphasis"><text:span text:style-name="T3">baixa latência e entrega rápida de conteúdo</text:span></text:span><text:span text:style-name="T3">.</text:span></text:p>
      <text:p text:style-name="P6"/>
      <text:h text:style-name="P5" text:outline-level="3">📦 Serviços que usam Locais de Borda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">Serviço</text:p>
            </table:table-cell>
            <table:table-cell table:style-name="Table2.A1" office:value-type="string">
              <text:p text:style-name="P15">Função</text:p>
            </table:table-cell>
          </table:table-row>
        </table:table-header-rows>
        <table:table-row>
          <table:table-cell table:style-name="Table2.A1" office:value-type="string">
            <text:p text:style-name="P12"><text:span text:style-name="Strong_20_Emphasis"><text:span text:style-name="T3">Amazon CloudFront</text:span></text:span></text:p>
          </table:table-cell>
          <table:table-cell table:style-name="Table2.A1" office:value-type="string">
            <text:p text:style-name="P13">Entrega de conteúdo estático (CDN) mais próxima do usuário final</text:p>
          </table:table-cell>
        </table:table-row>
        <table:table-row>
          <table:table-cell table:style-name="Table2.A1" office:value-type="string">
            <text:p text:style-name="P12"><text:span text:style-name="Strong_20_Emphasis"><text:span text:style-name="T3">AWS Global Accelerator</text:span></text:span></text:p>
          </table:table-cell>
          <table:table-cell table:style-name="Table2.A1" office:value-type="string">
            <text:p text:style-name="P13">Redireciona tráfego de rede para a região AWS mais saudável e próxima</text:p>
          </table:table-cell>
        </table:table-row>
        <table:table-row>
          <table:table-cell table:style-name="Table2.A1" office:value-type="string">
            <text:p text:style-name="P12"><text:span text:style-name="Strong_20_Emphasis"><text:span text:style-name="T3">AWS Shield / WAF</text:span></text:span></text:p>
          </table:table-cell>
          <table:table-cell table:style-name="Table2.A1" office:value-type="string">
            <text:p text:style-name="P13">Proteção DDoS e filtragem de tráfego no nível global</text:p>
          </table:table-cell>
        </table:table-row>
        <table:table-row>
          <table:table-cell table:style-name="Table2.A1" office:value-type="string">
            <text:p text:style-name="P12"><text:span text:style-name="Strong_20_Emphasis"><text:span text:style-name="T3">Route 53</text:span></text:span></text:p>
          </table:table-cell>
          <table:table-cell table:style-name="Table2.A1" office:value-type="string">
            <text:p text:style-name="P13">DNS global com latência otimizada e failover</text:p>
          </table:table-cell>
        </table:table-row>
        <table:table-row>
          <table:table-cell table:style-name="Table2.A1" office:value-type="string">
            <text:p text:style-name="P12"><text:span text:style-name="Strong_20_Emphasis"><text:span text:style-name="T3">Lambda@Edge</text:span></text:span></text:p>
          </table:table-cell>
          <table:table-cell table:style-name="Table2.A1" office:value-type="string">
            <text:p text:style-name="P13">Executa funções Lambda nos locais de borda, reduzindo latência</text:p>
          </table:table-cell>
        </table:table-row>
      </table:table>
      <text:p text:style-name="P9"><text:tab/></text:p>
      <text:p text:style-name="P9"/>
      <text:h text:style-name="P5" text:outline-level="3">🌍 Características:</text:h>
      <text:list text:style-name="L8">
        <text:list-item>
          <text:p text:style-name="P29"><text:span text:style-name="Strong_20_Emphasis"><text:span text:style-name="T3">Muito mais numerosos</text:span></text:span><text:span text:style-name="T3"> do que Regiões ou Zonas de Disponibilidade.</text:span></text:p>
        </text:list-item>
        <text:list-item>
          <text:p text:style-name="P29"><text:span text:style-name="Strong_20_Emphasis"><text:span text:style-name="T3">Localizados em grandes cidades</text:span></text:span><text:span text:style-name="T3"> do mundo todo (ex: São Paulo, Rio, Buenos Aires, Nova York, Tóquio).</text:span></text:p>
        </text:list-item>
        <text:list-item>
          <text:p text:style-name="P29"><text:span text:style-name="T3">Projetados para </text:span><text:span text:style-name="Strong_20_Emphasis"><text:span text:style-name="T3">reduzir a latência de acesso</text:span></text:span><text:span text:style-name="T3"> aos conteúdos e aplicações da AWS.</text:span></text:p>
        </text:list-item>
        <text:list-item>
          <text:p text:style-name="P29"><text:span text:style-name="Strong_20_Emphasis"><text:span text:style-name="T3">Gerenciados pela AWS</text:span></text:span><text:span text:style-name="T3"> e integrados à malha de rede da empresa (AWS Global Network).</text:span></text:p>
        </text:list-item>
      </text:list>
      <text:p text:style-name="P6"><text:soft-page-break/></text:p>
      <text:h text:style-name="P5" text:outline-level="3">🧠 Exemplo prático</text:h>
      <text:p text:style-name="P21"><text:span text:style-name="T3">Se você armazena um vídeo em um bucket S3 na </text:span><text:span text:style-name="Strong_20_Emphasis"><text:span text:style-name="T3">região São Paulo</text:span></text:span><text:span text:style-name="T3">, e um usuário em Recife tenta assistir:</text:span></text:p>
      <text:list text:style-name="L9">
        <text:list-item>
          <text:p text:style-name="P30"><text:span text:style-name="T3">Sem </text:span><text:span text:style-name="Strong_20_Emphasis"><text:span text:style-name="T3">CloudFront</text:span></text:span><text:span text:style-name="T3">: o vídeo viaja até Recife a partir de São Paulo, com possível latência.</text:span></text:p>
        </text:list-item>
        <text:list-item>
          <text:p text:style-name="P30"><text:span text:style-name="T3">Com </text:span><text:span text:style-name="Strong_20_Emphasis"><text:span text:style-name="T3">CloudFront (usando locais de borda)</text:span></text:span><text:span text:style-name="T3">: o vídeo é </text:span><text:span text:style-name="Strong_20_Emphasis"><text:span text:style-name="T3">cacheado</text:span></text:span><text:span text:style-name="T3"> no local de borda mais próximo de Recife, entregando com </text:span><text:span text:style-name="Strong_20_Emphasis"><text:span text:style-name="T3">muito menos latência</text:span></text:span><text:span text:style-name="T3">.</text:span></text:p>
        </text:list-item>
      </text:list>
      <text:p text:style-name="P6"/>
      <text:h text:style-name="P5" text:outline-level="3">✅ Resumo de todos os componentes de rede AWS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5">Componente</text:p>
            </table:table-cell>
            <table:table-cell table:style-name="Table3.A1" office:value-type="string">
              <text:p text:style-name="P15">O que é?</text:p>
            </table:table-cell>
            <table:table-cell table:style-name="Table3.A1" office:value-type="string">
              <text:p text:style-name="P15">Escopo Geográfico</text:p>
            </table:table-cell>
            <table:table-cell table:style-name="Table3.A1" office:value-type="string">
              <text:p text:style-name="P15">Foco principal</text:p>
            </table:table-cell>
          </table:table-row>
        </table:table-header-rows>
        <table:table-row>
          <table:table-cell table:style-name="Table3.A1" office:value-type="string">
            <text:p text:style-name="P12"><text:span text:style-name="Strong_20_Emphasis"><text:span text:style-name="T3">Região</text:span></text:span></text:p>
          </table:table-cell>
          <table:table-cell table:style-name="Table3.A1" office:value-type="string">
            <text:p text:style-name="P13">Conjunto de datacenters isolados</text:p>
          </table:table-cell>
          <table:table-cell table:style-name="Table3.A1" office:value-type="string">
            <text:p text:style-name="P13">País ou continente</text:p>
          </table:table-cell>
          <table:table-cell table:style-name="Table3.A1" office:value-type="string">
            <text:p text:style-name="P13">Onde seus recursos vivem</text:p>
          </table:table-cell>
        </table:table-row>
        <table:table-row>
          <table:table-cell table:style-name="Table3.A1" office:value-type="string">
            <text:p text:style-name="P12"><text:span text:style-name="Strong_20_Emphasis"><text:span text:style-name="T3">Zona de Disponibilidade</text:span></text:span></text:p>
          </table:table-cell>
          <table:table-cell table:style-name="Table3.A1" office:value-type="string">
            <text:p text:style-name="P13">Data centers redundantes na região</text:p>
          </table:table-cell>
          <table:table-cell table:style-name="Table3.A1" office:value-type="string">
            <text:p text:style-name="P13">Local dentro da região</text:p>
          </table:table-cell>
          <table:table-cell table:style-name="Table3.A1" office:value-type="string">
            <text:p text:style-name="P13">Alta disponibilidade e resiliência</text:p>
          </table:table-cell>
        </table:table-row>
        <table:table-row>
          <table:table-cell table:style-name="Table3.A1" office:value-type="string">
            <text:p text:style-name="P12"><text:span text:style-name="Strong_20_Emphasis"><text:span text:style-name="T3">Zona Local</text:span></text:span></text:p>
          </table:table-cell>
          <table:table-cell table:style-name="Table3.A1" office:value-type="string">
            <text:p text:style-name="P13">Extensão da região em grandes cidades</text:p>
          </table:table-cell>
          <table:table-cell table:style-name="Table3.A1" office:value-type="string">
            <text:p text:style-name="P13">Cidade específica</text:p>
          </table:table-cell>
          <table:table-cell table:style-name="Table3.A1" office:value-type="string">
            <text:p text:style-name="P13">Baixa latência local para apps</text:p>
          </table:table-cell>
        </table:table-row>
        <table:table-row>
          <table:table-cell table:style-name="Table3.A1" office:value-type="string">
            <text:p text:style-name="P12"><text:span text:style-name="Strong_20_Emphasis"><text:span text:style-name="T3">Local de Borda</text:span></text:span></text:p>
          </table:table-cell>
          <table:table-cell table:style-name="Table3.A1" office:value-type="string">
            <text:p text:style-name="P13">Ponto de presença global (PoP)</text:p>
          </table:table-cell>
          <table:table-cell table:style-name="Table3.A1" office:value-type="string">
            <text:p text:style-name="P13">Mundial</text:p>
          </table:table-cell>
          <table:table-cell table:style-name="Table3.A1" office:value-type="string">
            <text:p text:style-name="P13">Entrega de conteúdo e rede otimizada</text:p>
          </table:table-cell>
        </table:table-row>
      </table:table>
      <text:p text:style-name="P9"/>
      <text:p text:style-name="P9"/>
      <text:p text:style-name="P10">Um conjunto de Datacenters formam uma zona de disponibilidade, um conjunto de zonas de disponibilidade formam uma região, uma região pode ser extendida atraves de zonas locais, podemos distribuir o conteudo em varios locais de borda.</text:p>
      <text:p text:style-name="P9"/>
      <text:p text:style-name="P21"><text:span text:style-name="T3">No contexto da </text:span><text:span text:style-name="Strong_20_Emphasis"><text:span text:style-name="T3">AWS S3 (Simple Storage Service)</text:span></text:span><text:span text:style-name="T3">, o termo </text:span><text:span text:style-name="Strong_20_Emphasis"><text:span text:style-name="T3">"tier"</text:span></text:span><text:span text:style-name="T3"> refere-se à </text:span><text:span text:style-name="Strong_20_Emphasis"><text:span text:style-name="T3">classe de armazenamento</text:span></text:span><text:span text:style-name="T3">, que determina:</text:span></text:p>
      <text:list text:style-name="L10">
        <text:list-item>
          <text:p text:style-name="P31"><text:span text:style-name="Strong_20_Emphasis"><text:span text:style-name="T3">Custo de armazenamento por GB</text:span></text:span></text:p>
        </text:list-item>
        <text:list-item>
          <text:p text:style-name="P31"><text:span text:style-name="Strong_20_Emphasis"><text:span text:style-name="T3">Custo de recuperação de dados</text:span></text:span></text:p>
        </text:list-item>
        <text:list-item>
          <text:p text:style-name="P31"><text:span text:style-name="Strong_20_Emphasis"><text:span text:style-name="T3">Tempo de acesso aos dados</text:span></text:span></text:p>
        </text:list-item>
        <text:list-item>
          <text:p text:style-name="P31"><text:span text:style-name="Strong_20_Emphasis"><text:span text:style-name="T3">Requisitos de retenção mínima</text:span></text:span></text:p>
        </text:list-item>
      </text:list>
      <text:p text:style-name="P17"><text:span text:style-name="T3">Ou seja, os </text:span><text:span text:style-name="Strong_20_Emphasis"><text:span text:style-name="T3">tiers (ou classes)</text:span></text:span><text:span text:style-name="T3"> ajudam você a otimizar o custo conforme o padrão de uso dos dados (frequente, eventual ou arquivamento).</text:span></text:p>
      <text:h text:style-name="P5" text:outline-level="3">Principais tiers do S3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5">Classe (Tier)</text:p>
            </table:table-cell>
            <table:table-cell table:style-name="Table4.A1" office:value-type="string">
              <text:p text:style-name="P15">Uso Principal</text:p>
            </table:table-cell>
            <table:table-cell table:style-name="Table4.A1" office:value-type="string">
              <text:p text:style-name="P15">Tempo de Acesso</text:p>
            </table:table-cell>
            <table:table-cell table:style-name="Table4.A1" office:value-type="string">
              <text:p text:style-name="P15">Custo de Armazenamento</text:p>
            </table:table-cell>
            <table:table-cell table:style-name="Table4.A1" office:value-type="string">
              <text:p text:style-name="P15">Custo para Recuperar</text:p>
            </table:table-cell>
          </table:table-row>
        </table:table-header-rows>
        <table:table-row>
          <table:table-cell table:style-name="Table4.A1" office:value-type="string">
            <text:p text:style-name="P12"><text:span text:style-name="Strong_20_Emphasis"><text:span text:style-name="T3">S3 Standard</text:span></text:span></text:p>
          </table:table-cell>
          <table:table-cell table:style-name="Table4.A1" office:value-type="string">
            <text:p text:style-name="P13">Acesso frequente</text:p>
          </table:table-cell>
          <table:table-cell table:style-name="Table4.A1" office:value-type="string">
            <text:p text:style-name="P13">Milissegundos</text:p>
          </table:table-cell>
          <table:table-cell table:style-name="Table4.A1" office:value-type="string">
            <text:p text:style-name="P13">Mais alto</text:p>
          </table:table-cell>
          <table:table-cell table:style-name="Table4.A1" office:value-type="string">
            <text:p text:style-name="P13">Baixo</text:p>
          </table:table-cell>
        </table:table-row>
        <table:table-row>
          <table:table-cell table:style-name="Table4.A1" office:value-type="string">
            <text:p text:style-name="P12"><text:span text:style-name="Strong_20_Emphasis"><text:span text:style-name="T3">S3 Intelligent-Tiering</text:span></text:span></text:p>
          </table:table-cell>
          <table:table-cell table:style-name="Table4.A1" office:value-type="string">
            <text:p text:style-name="P13">Acesso imprevisível</text:p>
          </table:table-cell>
          <table:table-cell table:style-name="Table4.A1" office:value-type="string">
            <text:p text:style-name="P13">Milissegundos</text:p>
          </table:table-cell>
          <table:table-cell table:style-name="Table4.A1" office:value-type="string">
            <text:p text:style-name="P13">Automático</text:p>
          </table:table-cell>
          <table:table-cell table:style-name="Table4.A1" office:value-type="string">
            <text:p text:style-name="P13">Automático</text:p>
          </table:table-cell>
        </table:table-row>
        <table:table-row>
          <table:table-cell table:style-name="Table4.A1" office:value-type="string">
            <text:p text:style-name="P12"><text:span text:style-name="Strong_20_Emphasis"><text:span text:style-name="T3">S3 Standard-IA</text:span></text:span></text:p>
          </table:table-cell>
          <table:table-cell table:style-name="Table4.A1" office:value-type="string">
            <text:p text:style-name="P13">Acesso infrequente</text:p>
          </table:table-cell>
          <table:table-cell table:style-name="Table4.A1" office:value-type="string">
            <text:p text:style-name="P13">Milissegundos</text:p>
          </table:table-cell>
          <table:table-cell table:style-name="Table4.A1" office:value-type="string">
            <text:p text:style-name="P13">Médio</text:p>
          </table:table-cell>
          <table:table-cell table:style-name="Table4.A1" office:value-type="string">
            <text:p text:style-name="P13">Médio</text:p>
          </table:table-cell>
        </table:table-row>
        <table:table-row>
          <table:table-cell table:style-name="Table4.A1" office:value-type="string">
            <text:p text:style-name="P12"><text:span text:style-name="Strong_20_Emphasis"><text:span text:style-name="T3">S3 One Zone-IA</text:span></text:span></text:p>
          </table:table-cell>
          <table:table-cell table:style-name="Table4.A1" office:value-type="string">
            <text:p text:style-name="P13">Acesso infrequente em uma AZ</text:p>
          </table:table-cell>
          <table:table-cell table:style-name="Table4.A1" office:value-type="string">
            <text:p text:style-name="P13">Milissegundos</text:p>
          </table:table-cell>
          <table:table-cell table:style-name="Table4.A1" office:value-type="string">
            <text:p text:style-name="P13">Mais barato</text:p>
          </table:table-cell>
          <table:table-cell table:style-name="Table4.A1" office:value-type="string">
            <text:p text:style-name="P13">Médio</text:p>
          </table:table-cell>
        </table:table-row>
        <table:table-row>
          <table:table-cell table:style-name="Table4.A1" office:value-type="string">
            <text:p text:style-name="P12"><text:span text:style-name="Strong_20_Emphasis"><text:span text:style-name="T3">S3 Glacier Instant</text:span></text:span></text:p>
          </table:table-cell>
          <table:table-cell table:style-name="Table4.A1" office:value-type="string">
            <text:p text:style-name="P13">Arquivamento com acesso <text:soft-page-break/>rápido</text:p>
          </table:table-cell>
          <table:table-cell table:style-name="Table4.A1" office:value-type="string">
            <text:p text:style-name="P13">Milissegundos</text:p>
          </table:table-cell>
          <table:table-cell table:style-name="Table4.A1" office:value-type="string">
            <text:p text:style-name="P13">Muito baixo</text:p>
          </table:table-cell>
          <table:table-cell table:style-name="Table4.A1" office:value-type="string">
            <text:p text:style-name="P13">Médio</text:p>
          </table:table-cell>
        </table:table-row>
        <table:table-row>
          <table:table-cell table:style-name="Table4.A1" office:value-type="string">
            <text:p text:style-name="P12"><text:span text:style-name="Strong_20_Emphasis"><text:span text:style-name="T3">S3 Glacier Flexible</text:span></text:span></text:p>
          </table:table-cell>
          <table:table-cell table:style-name="Table4.A1" office:value-type="string">
            <text:p text:style-name="P13">Arquivamento com recuperação flexível</text:p>
          </table:table-cell>
          <table:table-cell table:style-name="Table4.A1" office:value-type="string">
            <text:p text:style-name="P13">Minutos a horas</text:p>
          </table:table-cell>
          <table:table-cell table:style-name="Table4.A1" office:value-type="string">
            <text:p text:style-name="P13">Muito baixo</text:p>
          </table:table-cell>
          <table:table-cell table:style-name="Table4.A1" office:value-type="string">
            <text:p text:style-name="P13">Médio/Alto</text:p>
          </table:table-cell>
        </table:table-row>
        <table:table-row>
          <table:table-cell table:style-name="Table4.A1" office:value-type="string">
            <text:p text:style-name="P12"><text:span text:style-name="Strong_20_Emphasis"><text:span text:style-name="T3">S3 Glacier Deep Archive</text:span></text:span></text:p>
          </table:table-cell>
          <table:table-cell table:style-name="Table4.A1" office:value-type="string">
            <text:p text:style-name="P13">Arquivamento de longo prazo (anos)</text:p>
          </table:table-cell>
          <table:table-cell table:style-name="Table4.A1" office:value-type="string">
            <text:p text:style-name="P13">Horas</text:p>
          </table:table-cell>
          <table:table-cell table:style-name="Table4.A1" office:value-type="string">
            <text:p text:style-name="P13">Mais barato</text:p>
          </table:table-cell>
          <table:table-cell table:style-name="Table4.A1" office:value-type="string">
            <text:p text:style-name="P13">Alto</text:p>
          </table:table-cell>
        </table:table-row>
      </table:table>
      <text:p text:style-name="P9"><text:tab/></text:p>
      <text:p text:style-name="P10"/>
      <text:p text:style-name="P17"><text:span text:style-name="T3">O </text:span><text:span text:style-name="Strong_20_Emphasis"><text:span text:style-name="T3">Amazon CloudFront</text:span></text:span><text:span text:style-name="T3"> possui </text:span><text:span text:style-name="Strong_20_Emphasis"><text:span text:style-name="T3">classes de preço (price classes)</text:span></text:span><text:span text:style-name="T3"> que determinam </text:span><text:span text:style-name="Strong_20_Emphasis"><text:span text:style-name="T3">quais regiões geográficas</text:span></text:span><text:span text:style-name="T3"> os usuários finais podem usar para acessar seu conteúdo, afetando o </text:span><text:span text:style-name="Strong_20_Emphasis"><text:span text:style-name="T3">custo de entrega</text:span></text:span><text:span text:style-name="T3">. Ao limitar as regiões mais caras, você pode reduzir o custo total de distribuição de conteúdo.</text:span></text:p>
      <text:p text:style-name="P6"/>
      <text:h text:style-name="P5" text:outline-level="3">✅ As 3 classes de preços do CloudFront: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5">Classe de Preço</text:p>
            </table:table-cell>
            <table:table-cell table:style-name="Table5.A1" office:value-type="string">
              <text:p text:style-name="P15">Regiões Permitidas</text:p>
            </table:table-cell>
            <table:table-cell table:style-name="Table5.A1" office:value-type="string">
              <text:p text:style-name="P15">Custo</text:p>
            </table:table-cell>
          </table:table-row>
        </table:table-header-rows>
        <table:table-row>
          <table:table-cell table:style-name="Table5.A1" office:value-type="string">
            <text:p text:style-name="P12"><text:span text:style-name="Strong_20_Emphasis"><text:span text:style-name="T3">Price Class 100</text:span></text:span></text:p>
          </table:table-cell>
          <table:table-cell table:style-name="Table5.A1" office:value-type="string">
            <text:p text:style-name="P13">🇺🇸 EUA, 🇨🇦 Canadá, 🇪🇺 Europa Ocidental e 🇮🇱 Israel</text:p>
          </table:table-cell>
          <table:table-cell table:style-name="Table5.A1" office:value-type="string">
            <text:p text:style-name="P12"><text:span text:style-name="Strong_20_Emphasis"><text:span text:style-name="T3">Mais barato</text:span></text:span></text:p>
          </table:table-cell>
        </table:table-row>
        <table:table-row>
          <table:table-cell table:style-name="Table5.A1" office:value-type="string">
            <text:p text:style-name="P12"><text:span text:style-name="Strong_20_Emphasis"><text:span text:style-name="T3">Price Class 200</text:span></text:span></text:p>
          </table:table-cell>
          <table:table-cell table:style-name="Table5.A1" office:value-type="string">
            <text:p text:style-name="P13">Tudo do Price Class 100 + 🇦🇺 Austrália, 🇯🇵 Japão, 🇰🇷 Coreia, 🇸🇬 Singapura</text:p>
          </table:table-cell>
          <table:table-cell table:style-name="Table5.A1" office:value-type="string">
            <text:p text:style-name="P12"><text:span text:style-name="Strong_20_Emphasis"><text:span text:style-name="T3">Médio</text:span></text:span></text:p>
          </table:table-cell>
        </table:table-row>
        <table:table-row>
          <table:table-cell table:style-name="Table5.A1" office:value-type="string">
            <text:p text:style-name="P12"><text:span text:style-name="Strong_20_Emphasis"><text:span text:style-name="T3">Price Class All</text:span></text:span></text:p>
          </table:table-cell>
          <table:table-cell table:style-name="Table5.A1" office:value-type="string">
            <text:p text:style-name="P12"><text:span text:style-name="Strong_20_Emphasis"><text:span text:style-name="T3">Todas as regiões globais disponíveis</text:span></text:span></text:p>
          </table:table-cell>
          <table:table-cell table:style-name="Table5.A1" office:value-type="string">
            <text:p text:style-name="P12"><text:span text:style-name="Strong_20_Emphasis"><text:span text:style-name="T3">Mais caro</text:span></text:span></text:p>
          </table:table-cell>
        </table:table-row>
      </table:table>
      <text:p text:style-name="P9"><text:tab/></text:p>
      <text:h text:style-name="P5" text:outline-level="3">📌 Quando usar cada um:</text:h>
      <text:list text:style-name="L11">
        <text:list-item>
          <text:p text:style-name="P32"><text:span text:style-name="Strong_20_Emphasis"><text:span text:style-name="T3">Price Class 100</text:span></text:span><text:span text:style-name="T3">:<text:line-break/>Quando a maior parte dos seus usuários está na América do Norte e Europa. Reduz bastante os custos.</text:span></text:p>
        </text:list-item>
        <text:list-item>
          <text:p text:style-name="P32"><text:span text:style-name="Strong_20_Emphasis"><text:span text:style-name="T3">Price Class 200</text:span></text:span><text:span text:style-name="T3">:<text:line-break/>Quando você também tem usuários relevantes na Ásia e Oceania, mas quer economizar em relação ao uso global.</text:span></text:p>
        </text:list-item>
        <text:list-item>
          <text:p text:style-name="P32"><text:span text:style-name="Strong_20_Emphasis"><text:span text:style-name="T3">Price Class All</text:span></text:span><text:span text:style-name="T3">:<text:line-break/>Para aplicações globais que exigem </text:span><text:span text:style-name="Strong_20_Emphasis"><text:span text:style-name="T3">baixa latência em qualquer lugar</text:span></text:span><text:span text:style-name="T3">, sem se preocupar com custo.</text:span></text:p>
        </text:list-item>
      </text:list>
      <text:p text:style-name="P6"/>
      <text:h text:style-name="P5" text:outline-level="3">💡 Como configurar?</text:h>
      <text:p text:style-name="P21"><text:span text:style-name="T3">Ao criar ou editar uma </text:span><text:span text:style-name="Strong_20_Emphasis"><text:span text:style-name="T3">distribution do CloudFront</text:span></text:span><text:span text:style-name="T3">, você pode escolher a classe de preço nas configurações:</text:span></text:p>
      <text:p text:style-name="P9">Price class: Use Only U.S., Canada, and Europe (Price Class 100)</text:p>
      <text:p text:style-name="P9"/>
      <text:h text:style-name="P5" text:outline-level="3">🧠 Dica estratégica:</text:h>
      <text:p text:style-name="P39"/>
      <text:p text:style-name="P17"><text:span text:style-name="T3">Você </text:span><text:span text:style-name="Strong_20_Emphasis"><text:span text:style-name="T3">não precisa mover dados entre classes</text:span></text:span><text:span text:style-name="T3">, apenas </text:span><text:span text:style-name="Strong_20_Emphasis"><text:span text:style-name="T3">altera a configuração da distribuição</text:span></text:span><text:span text:style-name="T3">, e o CloudFront passa a usar somente os edge locations permitidos por aquela classe — automaticamente.</text:span></text:p>
      <text:p text:style-name="P11"/>
      <text:p text:style-name="P7"/>
      <text:p text:style-name="P17"><text:soft-page-break/><text:span text:style-name="T3">O </text:span><text:span text:style-name="Strong_20_Emphasis"><text:span text:style-name="T3">AWS Well-Architected Framework</text:span></text:span><text:span text:style-name="T3"> é um </text:span><text:span text:style-name="Strong_20_Emphasis"><text:span text:style-name="T3">guia oficial da AWS</text:span></text:span><text:span text:style-name="T3"> que ajuda arquitetos de nuvem a projetar </text:span><text:span text:style-name="Strong_20_Emphasis"><text:span text:style-name="T3">infraestruturas seguras, resilientes, eficientes, econômicas e sustentáveis</text:span></text:span><text:span text:style-name="T3"> na AWS.</text:span></text:p>
      <text:p text:style-name="P18"><text:span text:style-name="T3">Ele é baseado em </text:span><text:span text:style-name="Strong_20_Emphasis"><text:span text:style-name="T3">6 pilares fundamentais</text:span></text:span><text:span text:style-name="T3">, e é usado para avaliar e melhorar workloads (aplicações e sistemas) na nuvem.</text:span></text:p>
      <text:p text:style-name="P40"/>
      <text:p text:style-name="P40">🔧<text:span text:style-name="T1"> Os 6 Pilares do AWS Well-Architected Framework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6">Pilar</text:p>
            </table:table-cell>
            <table:table-cell table:style-name="Table6.A1" office:value-type="string">
              <text:p text:style-name="P16">Objetivo Principal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<text:span text:style-name="T3">1. Excelência Operacional</text:span></text:span></text:p>
          </table:table-cell>
          <table:table-cell table:style-name="Table6.A1" office:value-type="string">
            <text:p text:style-name="P14">Executar, monitorar, e melhorar sistemas continuamente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<text:span text:style-name="T3">2. Segurança</text:span></text:span></text:p>
          </table:table-cell>
          <table:table-cell table:style-name="Table6.A1" office:value-type="string">
            <text:p text:style-name="P14">Proteger dados, sistemas e ativos. Gerenciar identidade, acesso e detecção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<text:span text:style-name="T3">3. Confiabilidade</text:span></text:span></text:p>
          </table:table-cell>
          <table:table-cell table:style-name="Table6.A1" office:value-type="string">
            <text:p text:style-name="P14">Garantir recuperação rápida, tolerância a falhas e resiliência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<text:span text:style-name="T3">4. Eficiência de Performance</text:span></text:span></text:p>
          </table:table-cell>
          <table:table-cell table:style-name="Table6.A1" office:value-type="string">
            <text:p text:style-name="P14">Usar recursos de forma eficiente e escalar sob demanda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<text:span text:style-name="T3">5. Otimização de Custos</text:span></text:span></text:p>
          </table:table-cell>
          <table:table-cell table:style-name="Table6.A1" office:value-type="string">
            <text:p text:style-name="P14">Evitar desperdício e pagar apenas pelo necessário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<text:span text:style-name="T3">6. Sustentabilidade</text:span></text:span></text:p>
          </table:table-cell>
          <table:table-cell table:style-name="Table6.A1" office:value-type="string">
            <text:p text:style-name="P14">Minimizar o impacto ambiental da sua arquitetura (adicionado em 2021).</text:p>
          </table:table-cell>
        </table:table-row>
      </table:table>
      <text:p text:style-name="P9"><text:tab/></text:p>
      <text:h text:style-name="P1" text:outline-level="2">📋 Explicação rápida de cada pilar</text:h>
      <text:h text:style-name="Heading_20_3" text:outline-level="3"><text:span text:style-name="T3">1. </text:span><text:span text:style-name="Strong_20_Emphasis"><text:span text:style-name="T4">Excelência operacional</text:span></text:span></text:h>
      <text:list text:style-name="L12">
        <text:list-item>
          <text:p text:style-name="P41">Monitoramento centralizado (ex: CloudWatch, X-Ray)</text:p>
        </text:list-item>
        <text:list-item>
          <text:p text:style-name="P41">Automação de mudanças (ex: CodePipeline, Lambda)</text:p>
        </text:list-item>
        <text:list-item>
          <text:p text:style-name="P41">Aprendizado com falhas (postmortem, melhoria contínua)</text:p>
        </text:list-item>
      </text:list>
      <text:h text:style-name="Heading_20_3" text:outline-level="3"><text:span text:style-name="T3">2. </text:span><text:span text:style-name="Strong_20_Emphasis"><text:span text:style-name="T4">Segurança</text:span></text:span></text:h>
      <text:list text:style-name="L13">
        <text:list-item>
          <text:p text:style-name="P42">Princípio do menor privilégio (IAM)</text:p>
        </text:list-item>
        <text:list-item>
          <text:p text:style-name="P42">Criptografia (em trânsito e em repouso)</text:p>
        </text:list-item>
        <text:list-item>
          <text:p text:style-name="P42">Auditoria (CloudTrail, Config)</text:p>
        </text:list-item>
      </text:list>
      <text:h text:style-name="Heading_20_3" text:outline-level="3"><text:span text:style-name="T3">3. </text:span><text:span text:style-name="Strong_20_Emphasis"><text:span text:style-name="T4">Confiabilidade</text:span></text:span></text:h>
      <text:list text:style-name="L14">
        <text:list-item>
          <text:p text:style-name="P43">Design tolerante a falhas (Multi-AZ, Auto Scaling)</text:p>
        </text:list-item>
        <text:list-item>
          <text:p text:style-name="P43">Backup e recuperação (ex: AWS Backup, RDS Snapshots)</text:p>
        </text:list-item>
        <text:list-item>
          <text:p text:style-name="P43">Teste de falhas (ex: Chaos Engineering)</text:p>
        </text:list-item>
      </text:list>
      <text:h text:style-name="Heading_20_3" text:outline-level="3"><text:span text:style-name="T3">4. </text:span><text:span text:style-name="Strong_20_Emphasis"><text:span text:style-name="T4">Eficiência de desempenho</text:span></text:span></text:h>
      <text:list text:style-name="L15">
        <text:list-item>
          <text:p text:style-name="P44">Uso de recursos sob demanda (Lambda, EC2 Spot)</text:p>
        </text:list-item>
        <text:list-item>
          <text:p text:style-name="P44">Escolha correta de serviços (EBS vs S3, Aurora vs DynamoDB)</text:p>
        </text:list-item>
        <text:list-item>
          <text:p text:style-name="P44">Análise contínua de performance</text:p>
        </text:list-item>
      </text:list>
      <text:h text:style-name="Heading_20_3" text:outline-level="3"><text:span text:style-name="T3">5. </text:span><text:span text:style-name="Strong_20_Emphasis"><text:span text:style-name="T4">Otimização de custos</text:span></text:span></text:h>
      <text:list text:style-name="L16">
        <text:list-item>
          <text:p text:style-name="P45">Rightsizing (diminuir instâncias EC2)</text:p>
        </text:list-item>
        <text:list-item>
          <text:p text:style-name="P45">Modelos de preços adequados (Reserved, Savings Plans)</text:p>
        </text:list-item>
        <text:list-item>
          <text:p text:style-name="P45"><text:soft-page-break/>Uso de billing dashboards e alertas (ex: Cost Explorer, Budgets)</text:p>
        </text:list-item>
      </text:list>
      <text:h text:style-name="Heading_20_3" text:outline-level="3"><text:span text:style-name="T3">6. </text:span><text:span text:style-name="Strong_20_Emphasis"><text:span text:style-name="T4">Sustentabilidade</text:span></text:span></text:h>
      <text:list text:style-name="L17">
        <text:list-item>
          <text:p text:style-name="P46">Eficiência energética (uso inteligente de recursos)</text:p>
        </text:list-item>
        <text:list-item>
          <text:p text:style-name="P46">Arquiteturas serverless (menos consumo ocioso)</text:p>
        </text:list-item>
        <text:list-item>
          <text:p text:style-name="P46">Escolhas geográficas (data centers mais sustentáveis)</text:p>
        </text:list-item>
      </text:list>
      <text:p text:style-name="P8"/>
      <text:h text:style-name="P2" text:outline-level="2">🛠️ Ferramentas relacionadas</text:h>
      <text:list text:style-name="L18">
        <text:list-item>
          <text:p text:style-name="P34"><text:span text:style-name="Strong_20_Emphasis"><text:span text:style-name="T3">AWS Well-Architected Tool</text:span></text:span><text:span text:style-name="T3">: disponível no console, permite revisar workloads com base no framework.</text:span></text:p>
        </text:list-item>
        <text:list-item>
          <text:p text:style-name="P34"><text:span text:style-name="Strong_20_Emphasis"><text:span text:style-name="T3">Well-Architected Labs</text:span></text:span><text:span text:style-name="T3">: laboratórios práticos gratuitos para aprender boas práticas de arquitetura.</text:span></text:p>
        </text:list-item>
      </text:list>
      <text:p text:style-name="P8"/>
      <text:h text:style-name="P4" text:outline-level="3"><text:span text:style-name="Strong_20_Emphasis"><text:span text:style-name="T3">1. Quais são os benefícios do uso dos serviços da AWS?</text:span></text:span></text:h>
      <text:list text:style-name="L19">
        <text:list-item>
          <text:p text:style-name="P35"><text:span text:style-name="Strong_20_Emphasis"><text:span text:style-name="T3">Escalabilidade:</text:span></text:span><text:span text:style-name="T3"> Permite escalar recursos automaticamente conforme a demanda.</text:span></text:p>
        </text:list-item>
        <text:list-item>
          <text:p text:style-name="P19"><text:span text:style-name="Strong_20_Emphasis"><text:span text:style-name="T3">Pagamentos sob demanda:</text:span></text:span><text:span text:style-name="T3"> Você paga apenas pelo que usar, sem necessidade de investimento inicial em hardware.</text:span></text:p>
        </text:list-item>
        <text:list-item>
          <text:p text:style-name="P19"><text:span text:style-name="Strong_20_Emphasis"><text:span text:style-name="T3">Alta disponibilidade:</text:span></text:span><text:span text:style-name="T3"> Com data centers em várias regiões, a AWS garante redundância e disponibilidade global.</text:span></text:p>
        </text:list-item>
        <text:list-item>
          <text:p text:style-name="P19"><text:span text:style-name="Strong_20_Emphasis"><text:span text:style-name="T3">Segurança:</text:span></text:span><text:span text:style-name="T3"> A AWS segue padrões rigorosos de segurança, incluindo criptografia, controle de acesso e conformidade com regulamentações internacionais.</text:span></text:p>
        </text:list-item>
        <text:list-item>
          <text:p text:style-name="P19"><text:span text:style-name="Strong_20_Emphasis"><text:span text:style-name="T3">Agilidade e inovação:</text:span></text:span><text:span text:style-name="T3"> Permite experimentar rapidamente novas ideias e lançar produtos com mais velocidade.</text:span></text:p>
        </text:list-item>
        <text:list-item>
          <text:p text:style-name="P19"><text:span text:style-name="Strong_20_Emphasis"><text:span text:style-name="T3">Ampla gama de serviços:</text:span></text:span><text:span text:style-name="T3"> Oferece soluções para computação, armazenamento, banco de dados, IA/ML, DevOps, IoT, entre outros.</text:span></text:p>
        </text:list-item>
      </text:list>
      <text:p text:style-name="P8"/>
      <text:h text:style-name="Heading_20_3" text:outline-level="3"><text:span text:style-name="Strong_20_Emphasis"><text:span text:style-name="T3">2. Como a infraestrutura global da AWS é organizada?</text:span></text:span></text:h>
      <text:p text:style-name="P47">A infraestrutura global da AWS é composta por:</text:p>
      <text:list text:style-name="L20">
        <text:list-item>
          <text:p text:style-name="P20"><text:span text:style-name="Strong_20_Emphasis"><text:span text:style-name="T3">Regiões (Regions):</text:span></text:span><text:span text:style-name="T3"> Áreas geográficas separadas que contêm vários data centers. Ex: </text:span><text:span text:style-name="Source_20_Text"><text:span text:style-name="T3">us-east-1</text:span></text:span><text:span text:style-name="T3">, </text:span><text:span text:style-name="Source_20_Text"><text:span text:style-name="T3">sa-east-1</text:span></text:span><text:span text:style-name="T3">.</text:span></text:p>
        </text:list-item>
        <text:list-item>
          <text:p text:style-name="P20"><text:span text:style-name="Strong_20_Emphasis"><text:span text:style-name="T3">Zonas de Disponibilidade (Availability Zones - AZs):</text:span></text:span><text:span text:style-name="T3"> Conjuntos de um ou mais data centers dentro de uma região, com conectividade de baixa latência entre eles.</text:span></text:p>
        </text:list-item>
        <text:list-item>
          <text:p text:style-name="P20"><text:span text:style-name="Strong_20_Emphasis"><text:span text:style-name="T3">Edge Locations:</text:span></text:span><text:span text:style-name="T3"> Usadas para serviços de entrega de conteúdo (como o Amazon CloudFront), com baixa latência para os usuários finais.</text:span></text:p>
        </text:list-item>
        <text:list-item>
          <text:p text:style-name="P20"><text:span text:style-name="Strong_20_Emphasis"><text:span text:style-name="T3">Local Zones e Outposts:</text:span></text:span><text:span text:style-name="T3"> Extensões da infraestrutura da AWS mais próximas do cliente para workloads com baixa latência.</text:span></text:p>
        </text:list-item>
      </text:list>
      <text:p text:style-name="P8"><text:soft-page-break/></text:p>
      <text:h text:style-name="P3" text:outline-level="3"><text:span text:style-name="Strong_20_Emphasis"><text:span text:style-name="T3">3. Como podemos criar nossa infraestrutura de nuvem de acordo com as práticas recomendadas?</text:span></text:span></text:h>
      <text:p text:style-name="Text_20_body"><text:span text:style-name="T3">Seguindo as boas práticas da AWS, especialmente os pilares do </text:span><text:span text:style-name="Strong_20_Emphasis"><text:span text:style-name="T3">AWS Well-Architected Framework</text:span></text:span><text:span text:style-name="T3">:</text:span></text:p>
      <text:list text:style-name="L21">
        <text:list-item>
          <text:p text:style-name="P36"><text:span text:style-name="Strong_20_Emphasis"><text:span text:style-name="T3">Excelência operacional:</text:span></text:span><text:span text:style-name="T3"> Automatize tarefas, monitore e melhore continuamente.</text:span></text:p>
        </text:list-item>
        <text:list-item>
          <text:p text:style-name="P36"><text:span text:style-name="Strong_20_Emphasis"><text:span text:style-name="T3">Segurança:</text:span></text:span><text:span text:style-name="T3"> Implemente controle de acesso (IAM), criptografia e monitoração.</text:span></text:p>
        </text:list-item>
        <text:list-item>
          <text:p text:style-name="P36"><text:span text:style-name="Strong_20_Emphasis"><text:span text:style-name="T3">Confiabilidade:</text:span></text:span><text:span text:style-name="T3"> Projete para falhas, com redundância e recuperação automática.</text:span></text:p>
        </text:list-item>
        <text:list-item>
          <text:p text:style-name="P36"><text:span text:style-name="Strong_20_Emphasis"><text:span text:style-name="T3">Eficiência de performance:</text:span></text:span><text:span text:style-name="T3"> Use o tipo certo de recurso para cada workload.</text:span></text:p>
        </text:list-item>
        <text:list-item>
          <text:p text:style-name="P36"><text:span text:style-name="Strong_20_Emphasis"><text:span text:style-name="T3">Otimização de custos:</text:span></text:span><text:span text:style-name="T3"> Evite desperdício usando instâncias spot, autoscaling e desligando recursos ociosos.</text:span></text:p>
        </text:list-item>
        <text:list-item>
          <text:p text:style-name="P36"><text:span text:style-name="Strong_20_Emphasis"><text:span text:style-name="T3">Sustentabilidade:</text:span></text:span><text:span text:style-name="T3"> Otimize recursos e escolha regiões mais eficientes energeticamente.</text:span></text:p>
        </text:list-item>
      </text:list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2:06:47.445228840</meta:creation-date>
    <dc:date>2025-05-30T08:49:43.187969672</dc:date>
    <meta:editing-duration>PT31M17S</meta:editing-duration>
    <meta:editing-cycles>7</meta:editing-cycles>
    <meta:generator>LibreOffice/7.4.7.2$Linux_X86_64 LibreOffice_project/40$Build-2</meta:generator>
    <meta:document-statistic meta:table-count="6" meta:image-count="0" meta:object-count="0" meta:page-count="7" meta:paragraph-count="241" meta:word-count="1639" meta:character-count="10461" meta:non-whitespace-character-count="9117"/>
  </office:meta>
</office:document-meta>
</file>